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4_replay____test_best_scores_other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607909604519774" calcext:value-type="float">
            <text:p>0.607909604519774</text:p>
          </table:table-cell>
          <table:table-cell office:value-type="float" office:value="0.592760180995475" calcext:value-type="float">
            <text:p>0.592760180995475</text:p>
          </table:table-cell>
          <table:table-cell office:value-type="float" office:value="0.610722610722611" calcext:value-type="float">
            <text:p>0.610722610722611</text:p>
          </table:table-cell>
          <table:table-cell office:value-type="float" office:value="0.601607347876005" calcext:value-type="float">
            <text:p>0.601607347876005</text:p>
          </table:table-cell>
          <table:table-cell table:formula="of:=[.A2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654237288135593" calcext:value-type="float">
            <text:p>0.654237288135593</text:p>
          </table:table-cell>
          <table:table-cell office:value-type="float" office:value="0.607329842931937" calcext:value-type="float">
            <text:p>0.607329842931937</text:p>
          </table:table-cell>
          <table:table-cell table:style-name="ce1" office:value-type="float" office:value="0.811188811188811" calcext:value-type="float">
            <text:p>0.811188811188811</text:p>
          </table:table-cell>
          <table:table-cell table:style-name="ce1" office:value-type="float" office:value="0.694610778443114" calcext:value-type="float">
            <text:p>0.694610778443114</text:p>
          </table:table-cell>
          <table:table-cell table:formula="of:=[.A3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664406779661017" calcext:value-type="float">
            <text:p>0.664406779661017</text:p>
          </table:table-cell>
          <table:table-cell office:value-type="float" office:value="0.656398104265403" calcext:value-type="float">
            <text:p>0.656398104265403</text:p>
          </table:table-cell>
          <table:table-cell office:value-type="float" office:value="0.645687645687646" calcext:value-type="float">
            <text:p>0.645687645687646</text:p>
          </table:table-cell>
          <table:table-cell office:value-type="float" office:value="0.650998824911868" calcext:value-type="float">
            <text:p>0.650998824911868</text:p>
          </table:table-cell>
          <table:table-cell table:formula="of:=[.A4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651977401129944" calcext:value-type="float">
            <text:p>0.651977401129944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.621621621621622" calcext:value-type="float">
            <text:p>0.621621621621622</text:p>
          </table:table-cell>
          <table:table-cell table:formula="of:=[.A5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662146892655367" calcext:value-type="float">
            <text:p>0.662146892655367</text:p>
          </table:table-cell>
          <table:table-cell table:style-name="ce1" office:value-type="float" office:value="0.672872340425532" calcext:value-type="float">
            <text:p>0.672872340425532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.628571428571429" calcext:value-type="float">
            <text:p>0.628571428571429</text:p>
          </table:table-cell>
          <table:table-cell table:formula="of:=[.A6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656497175141243" calcext:value-type="float">
            <text:p>0.656497175141243</text:p>
          </table:table-cell>
          <table:table-cell office:value-type="float" office:value="0.636165577342048" calcext:value-type="float">
            <text:p>0.636165577342048</text:p>
          </table:table-cell>
          <table:table-cell office:value-type="float" office:value="0.680652680652681" calcext:value-type="float">
            <text:p>0.680652680652681</text:p>
          </table:table-cell>
          <table:table-cell office:value-type="float" office:value="0.657657657657658" calcext:value-type="float">
            <text:p>0.657657657657658</text:p>
          </table:table-cell>
          <table:table-cell table:formula="of:=[.A7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658757062146893" calcext:value-type="float">
            <text:p>0.658757062146893</text:p>
          </table:table-cell>
          <table:table-cell office:value-type="float" office:value="0.635974304068523" calcext:value-type="float">
            <text:p>0.63597430406852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62946428571429" calcext:value-type="float">
            <text:p>0.662946428571429</text:p>
          </table:table-cell>
          <table:table-cell table:formula="of:=[.A8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640677966101695" calcext:value-type="float">
            <text:p>0.640677966101695</text:p>
          </table:table-cell>
          <table:table-cell office:value-type="float" office:value="0.633734939759036" calcext:value-type="float">
            <text:p>0.633734939759036</text:p>
          </table:table-cell>
          <table:table-cell office:value-type="float" office:value="0.613053613053613" calcext:value-type="float">
            <text:p>0.613053613053613</text:p>
          </table:table-cell>
          <table:table-cell office:value-type="float" office:value="0.623222748815166" calcext:value-type="float">
            <text:p>0.623222748815166</text:p>
          </table:table-cell>
          <table:table-cell table:formula="of:=[.A9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653107344632768" calcext:value-type="float">
            <text:p>0.653107344632768</text:p>
          </table:table-cell>
          <table:table-cell office:value-type="float" office:value="0.612132352941176" calcext:value-type="float">
            <text:p>0.612132352941176</text:p>
          </table:table-cell>
          <table:table-cell office:value-type="float" office:value="0.776223776223776" calcext:value-type="float">
            <text:p>0.776223776223776</text:p>
          </table:table-cell>
          <table:table-cell office:value-type="float" office:value="0.68448098663926" calcext:value-type="float">
            <text:p>0.68448098663926</text:p>
          </table:table-cell>
          <table:table-cell table:formula="of:=[.A10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670056497175141" calcext:value-type="float">
            <text:p>0.670056497175141</text:p>
          </table:table-cell>
          <table:table-cell office:value-type="float" office:value="0.656036446469248" calcext:value-type="float">
            <text:p>0.656036446469248</text:p>
          </table:table-cell>
          <table:table-cell office:value-type="float" office:value="0.671328671328671" calcext:value-type="float">
            <text:p>0.671328671328671</text:p>
          </table:table-cell>
          <table:table-cell office:value-type="float" office:value="0.663594470046083" calcext:value-type="float">
            <text:p>0.663594470046083</text:p>
          </table:table-cell>
          <table:table-cell table:formula="of:=[.A11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table:style-name="ce1" office:value-type="float" office:value="0.671186440677966" calcext:value-type="float">
            <text:p>0.671186440677966</text:p>
          </table:table-cell>
          <table:table-cell office:value-type="float" office:value="0.648068669527897" calcext:value-type="float">
            <text:p>0.648068669527897</text:p>
          </table:table-cell>
          <table:table-cell office:value-type="float" office:value="0.703962703962704" calcext:value-type="float">
            <text:p>0.703962703962704</text:p>
          </table:table-cell>
          <table:table-cell office:value-type="float" office:value="0.674860335195531" calcext:value-type="float">
            <text:p>0.674860335195531</text:p>
          </table:table-cell>
          <table:table-cell table:formula="of:=[.A12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45197740112994" calcext:value-type="float">
            <text:p>0.645197740112994</text:p>
          </table:table-cell>
          <table:table-cell office:value-type="float" office:value="0.632183908045977" calcext:value-type="float">
            <text:p>0.632183908045977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.636574074074074" calcext:value-type="float">
            <text:p>0.636574074074074</text:p>
          </table:table-cell>
          <table:table-cell table:formula="of:=[.A13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office:value-type="float" office:value="0.63728813559322" calcext:value-type="float">
            <text:p>0.63728813559322</text:p>
          </table:table-cell>
          <table:table-cell office:value-type="float" office:value="0.610204081632653" calcext:value-type="float">
            <text:p>0.610204081632653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0.650707290533188" calcext:value-type="float">
            <text:p>0.650707290533188</text:p>
          </table:table-cell>
          <table:table-cell table:formula="of:=[.A14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636158192090395" calcext:value-type="float">
            <text:p>0.636158192090395</text:p>
          </table:table-cell>
          <table:table-cell office:value-type="float" office:value="0.609856262833676" calcext:value-type="float">
            <text:p>0.60985626283367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48471615720524" calcext:value-type="float">
            <text:p>0.648471615720524</text:p>
          </table:table-cell>
          <table:table-cell table:formula="of:=[.A15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671186440677966" calcext:value-type="float">
            <text:p>0.671186440677966</text:p>
          </table:table-cell>
          <table:table-cell table:formula="of:=MAX([.C2:.C15])" office:value-type="float" office:value="0.672872340425532" calcext:value-type="float">
            <text:p>0.672872340425532</text:p>
          </table:table-cell>
          <table:table-cell table:formula="of:=MAX([.D2:.D15])" office:value-type="float" office:value="0.811188811188811" calcext:value-type="float">
            <text:p>0.811188811188811</text:p>
          </table:table-cell>
          <table:table-cell table:formula="of:=MAX([.E2:.E15])" office:value-type="float" office:value="0.694610778443114" calcext:value-type="float">
            <text:p>0.694610778443114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61" calcext:value-type="string">
            <text:p>give_model_61</text:p>
          </table:table-cell>
          <table:table-cell table:style-name="ce2" table:formula="of:=VLOOKUP([.C17];[.C2:.F15];4;0)" office:value-type="string" office:string-value="give_model_40" calcext:value-type="string">
            <text:p>give_model_40</text:p>
          </table:table-cell>
          <table:table-cell table:style-name="ce2" table:formula="of:=VLOOKUP([.D17];[.D2:.F15];3;0)" office:value-type="string" office:string-value="give_model_10" calcext:value-type="string">
            <text:p>give_model_10</text:p>
          </table:table-cell>
          <table:table-cell table:style-name="ce2" table:formula="of:=VLOOKUP([.E17];[.E2:.F15];2;0)" office:value-type="string" office:string-value="give_model_10" calcext:value-type="string">
            <text:p>give_model_10</text:p>
          </table:table-cell>
          <table:table-cell/>
        </table:table-row>
      </table:table>
      <table:named-expressions/>
      <table:database-ranges>
        <table:database-range table:name="__Anonymous_Sheet_DB__0" table:target-range-address="4_replay____test_best_scores_other_metrics.A1:4_replay____test_best_scores_other_metrics.E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21:43:14.323263189</dc:date>
    <meta:editing-duration>PT3M31S</meta:editing-duration>
    <meta:editing-cycles>3</meta:editing-cycles>
    <meta:generator>LibreOffice/6.0.7.3$Linux_X86_64 LibreOffice_project/00m0$Build-3</meta:generator>
    <meta:document-statistic meta:table-count="1" meta:cell-count="100" meta:object-count="0"/>
  </office:meta>
</office:document-meta>
</file>